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2.64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5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iagramm 1" draw:style-name="gr1" svg:width="18.455cm" svg:height="8.999cm" svg:x="12.255cm" svg:y="0.276cm">
            <draw:object draw:notify-on-update-of-ranges="Sheet1.A1:Sheet1.A1 Sheet1.A2:Sheet1.A4 Sheet1.B1:Sheet1.B1 Sheet1.B2:Sheet1.B4 Sheet1.C1:Sheet1.C1 Sheet1.C2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an squared error</text:p>
          </table:table-cell>
          <table:table-cell table:style-name="Default" office:value-type="string" calcext:value-type="string">
            <text:p>Execution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 MC</text:p>
          </table:table-cell>
          <table:table-cell office:value-type="float" office:value="0.00698" calcext:value-type="float">
            <text:p>0.00698</text:p>
          </table:table-cell>
          <table:table-cell table:formula="of:=162647.84375/(8192)" office:value-type="float" office:value="19.8544731140137" calcext:value-type="float">
            <text:p>19.8544731140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ral Net</text:p>
          </table:table-cell>
          <table:table-cell office:value-type="float" office:value="1.14" calcext:value-type="float">
            <text:p>1.14</text:p>
          </table:table-cell>
          <table:table-cell table:style-name="ce5" office:value-type="float" office:value="0.000926" calcext:value-type="float">
            <text:p>9.26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ression</text:p>
          </table:table-cell>
          <table:table-cell table:style-name="ce2" office:value-type="float" office:value="33.58520889" calcext:value-type="float">
            <text:p>33.585208890</text:p>
          </table:table-cell>
          <table:table-cell table:style-name="ce5" office:value-type="float" office:value="0.0000000034" calcext:value-type="float">
            <text:p>3.40E-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14T20:31:15Z</meta:creation-date>
    <dc:date>2022-03-17T19:02:20.408750744</dc:date>
    <meta:editing-cycles>4</meta:editing-cycles>
    <meta:editing-duration>PT22M13S</meta:editing-duration>
    <meta:document-statistic meta:table-count="1" meta:cell-count="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width="0.018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d7d31" draw:fill="none" draw:fill-color="#ed7d31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456cm" svg:height="9cm" xlink:href=".." xlink:type="simple" chart:class="chart:bar" chart:style-name="ch1">
        <chart:title svg:x="5.851cm" svg:y="0.315cm" chart:style-name="ch2">
          <text:p>Performance of different estimators</text:p>
        </chart:title>
        <chart:legend chart:legend-position="end" svg:x="14.281cm" svg:y="4.005cm" style:legend-expansion="high" chart:style-name="ch3"/>
        <chart:plot-area chart:style-name="ch4" table:cell-range-address="Sheet1.A1:Sheet1.C4" chart:data-source-has-labels="both" svg:x="1.38cm" svg:y="1.222cm" svg:width="11.602cm" svg:height="7.598cm">
          <chartooo:coordinate-region svg:x="2.301cm" svg:y="1.396cm" svg:width="9.424cm" svg:height="6.83cm"/>
          <chart:axis chart:dimension="x" chart:name="primary-x" chart:style-name="ch5" chartooo:axis-type="text">
            <chart:categories table:cell-range-address="Sheet1.A2:Sheet1.A4"/>
          </chart:axis>
          <chart:axis chart:dimension="x" chart:name="secondary-x" chart:style-name="ch6"/>
          <chart:axis chart:dimension="y" chart:name="primary-y" chart:style-name="ch7">
            <chart:title svg:x="0.451cm" svg:y="6.507cm" chart:style-name="ch8">
              <text:p>Mean squared error</text:p>
            </chart:title>
            <chart:grid chart:style-name="ch9" chart:class="major"/>
          </chart:axis>
          <chart:axis chart:dimension="y" chart:name="secondary-y" chart:style-name="ch10">
            <chart:title svg:x="13.351cm" svg:y="6.467cm" chart:style-name="ch8">
              <text:p>Execution time [ms]</text:p>
            </chart:title>
          </chart:axis>
          <chart:series chart:attached-axis="primary-y" chart:style-name="ch11" chart:values-cell-range-address="Sheet1.B2:Sheet1.B4" chart:label-cell-address="Sheet1.B1:Sheet1.B1" chart:class="chart:bar">
            <chart:data-point chart:repeated="3"/>
          </chart:series>
          <chart:series chart:attached-axis="secondary-y" chart:style-name="ch12" chart:values-cell-range-address="Sheet1.C2:Sheet1.C4" chart:label-cell-address="Sheet1.C1:Sheet1.C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squared error</text:p>
                <draw:g>
                  <svg:desc>Sheet1.B1:Sheet1.B1</svg:desc>
                </draw:g>
              </table:table-cell>
              <table:table-cell office:value-type="string">
                <text:p>Execution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sted MC</text:p>
                <draw:g>
                  <svg:desc>Sheet1.A2:Sheet1.A4</svg:desc>
                </draw:g>
              </table:table-cell>
              <table:table-cell office:value-type="float" office:value="0.00698">
                <text:p>0.00698</text:p>
                <draw:g>
                  <svg:desc>Sheet1.B2:Sheet1.B4</svg:desc>
                </draw:g>
              </table:table-cell>
              <table:table-cell office:value-type="float" office:value="19.8544731140137">
                <text:p>19.8544731140137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Neural Net</text:p>
              </table:table-cell>
              <table:table-cell office:value-type="float" office:value="1.14">
                <text:p>1.14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Regression</text:p>
              </table:table-cell>
              <table:table-cell office:value-type="float" office:value="33.58520889">
                <text:p>33.58520889</text:p>
              </table:table-cell>
              <table:table-cell office:value-type="float" office:value="0.0000000034">
                <text:p>0.0000000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